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7 0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8-05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8-04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8-03-28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8-01-3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11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10-3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8-3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7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6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5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4-3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3-2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2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1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7-01-0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12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11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9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8-3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7-28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6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5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4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4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2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1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6-01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10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9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8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7-2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6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5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5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4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2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5-01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12-3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11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9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8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7-3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6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5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4-2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3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2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4-01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11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10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9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8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7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6-27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5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4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3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3-0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3-01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12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11-27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10-25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9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8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8-02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6-29 1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5-2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4-3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3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2-2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2-01-24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12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11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10-2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9-2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8-2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7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6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5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4-2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3-2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2-2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1-01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12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11-1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10-25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9-28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8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7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6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5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4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3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2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10-01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12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11-2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10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9-2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8-2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7-2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4-22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3-2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2-2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9-01-2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12-23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11-2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10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9-2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8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7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6-2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5-2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4-29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3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2-2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8-01-2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1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11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10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9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8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7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6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5-2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4-2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3-2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2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7-01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12-2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11-21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10-2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9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8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7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6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5-2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4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3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2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6-01-2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12-2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11-29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10-28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9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8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7-2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6-2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5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4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3-3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2-23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5-01-1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12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11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10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9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8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7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6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5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4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3-2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4-01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12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11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10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9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8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7-3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6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5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4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3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2-2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3-01-23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12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10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9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8-27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7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6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5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5-15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4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3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2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2-01-2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12-2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11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10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9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8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8-0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6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5-3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3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1-01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12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11-2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10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9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8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7-25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6-2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5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3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2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1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2000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9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8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7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6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5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5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JW-02</text:p>
          </table:table-cell>
          <table:table-cell office:value-type="string" calcext:value-type="string">
            <text:p>Shelburne, NH Overburden Well 2</text:p>
          </table:table-cell>
          <table:table-cell office:value-type="string" calcext:value-type="string">
            <text:p>199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90" meta:object-count="0"/>
    <meta:user-defined meta:name="AppVersion">3.0</meta:user-defined>
  </office:meta>
</office:document-meta>
</file>